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1" draw:name="Graphic 4" svg:x="6.61054in" svg:y="1.53208in" svg:width="4.22874in" svg:height="2.83678in" style:rel-width="scale" style:rel-height="scale">
          <draw:image xlink:href="media/image1.svg" xlink:type="simple" xlink:show="embed" xlink:actuate="onLoad"/>
          <svg:title/>
          <svg:desc/>
        </draw:frame>
        <draw:frame draw:id="id64" draw:style-name="a382" draw:name="Afbeelding 6" svg:x="1.33185in" svg:y="1.66769in" svg:width="3.45833in" svg:height="3.07575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Thibeau Wouters</meta:initial-creator>
    <dc:creator>Thibeau Wouters</dc:creator>
    <meta:creation-date>2022-08-21T19:35:44Z</meta:creation-date>
    <dc:date>2022-08-21T19:39:23Z</dc:date>
    <meta:editing-cycles>1</meta:editing-cycles>
    <meta:editing-duration>PT219S</meta:editing-duration>
    <meta:document-statistic meta:paragraph-count="0" meta:word-count="0"/>
  </office:meta>
</office:document-meta>
</file>